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209cm" svg:height="20.828cm" svg:x="1.381cm" svg:y="1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209cm" svg:height="19.685cm" svg:x="1.381cm" svg:y="2.905cm">
          <text:p text:style-name="P1">Graphical Model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42cm" svg:height="1.016cm" svg:x="1.381cm" svg:y="1.889cm">
          <text:p text:style-name="P1">Model Nam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367cm" svg:height="1.016cm" svg:x="7.223cm" svg:y="1.8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97cm" svg:height="1.016cm" svg:x="14.97cm" svg:y="1.8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016cm" svg:x="16.367cm" svg:y="1.8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97cm" svg:height="1.016cm" svg:x="17.891cm" svg:y="1.88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478cm" svg:y1="2.905cm" svg:x2="8.366cm" svg:y2="8.366cm">
          <text:p/>
        </draw:line>
        <draw:custom-shape draw:style-name="gr2" draw:text-style-name="P1" draw:layer="layout" svg:width="4.445cm" svg:height="2.286cm" svg:x="5.953cm" svg:y="8.239cm">
          <text:p text:style-name="P1">Mouse M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7.129cm" svg:y1="3.032cm" svg:x2="12.684cm" svg:y2="9.509cm">
          <text:p/>
        </draw:line>
        <draw:custom-shape draw:style-name="gr2" draw:text-style-name="P1" draw:layer="layout" svg:width="4.572cm" svg:height="2.667cm" svg:x="10.144cm" svg:y="9.509cm">
          <text:p text:style-name="P1">Vertex Weigh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8.399cm" svg:y1="3.032cm" svg:x2="15.478cm" svg:y2="14.335cm">
          <text:p/>
        </draw:line>
        <draw:custom-shape draw:style-name="gr2" draw:text-style-name="P1" draw:layer="layout" svg:width="6.223cm" svg:height="2.413cm" svg:x="12.43cm" svg:y="14.335cm">
          <text:p text:style-name="P1">Edge Weigh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9.796cm" svg:y1="3.032cm" svg:x2="19.161cm" svg:y2="18.272cm">
          <text:p/>
        </draw:line>
        <draw:custom-shape draw:style-name="gr2" draw:text-style-name="P1" draw:layer="layout" svg:width="16.923cm" svg:height="2.794cm" svg:x="3.54cm" svg:y="18.018cm">
          <text:p text:style-name="P1">Standard Menu Allowing the user to set the layout</text:p>
          <text:p text:style-name="P1">And possibly the filtering. These could also be available in </text:p>
          <text:p text:style-name="P1">Right-click context men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874cm" svg:height="2.413cm" svg:x="2.905cm" svg:y="13.573cm">
          <text:p text:style-name="P1">All icons would have an</text:p>
          <text:p text:style-name="P1">Associated tooltip describing</text:p>
          <text:p text:style-name="P1">The functionality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9.336cm" svg:height="18.923cm" svg:x="1.254cm" svg:y="1.3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144cm" svg:height="4.826cm" svg:x="1.889cm" svg:y="2.143cm">
          <text:p text:style-name="P1">Set the file path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144cm" svg:height="4.826cm" svg:x="1.889cm" svg:y="7.477cm">
          <text:p text:style-name="P1">Configure the settings </text:p>
          <text:p text:style-name="P1">For the initial mode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017cm" svg:height="4.445cm" svg:x="2.016cm" svg:y="13.319cm">
          <text:p text:style-name="P1">If set only once, partitioning</text:p>
          <text:p text:style-name="P1">And cost model configurations</text:p>
          <text:p text:style-name="P1">Go here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017cm" svg:height="1.397cm" svg:x="2.143cm" svg:y="18.145cm">
          <text:p text:style-name="P1">Generate Model Butt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779cm" svg:height="0.762cm" svg:x="1.254cm" svg:y="20.304cm">
          <text:p text:style-name="P1">Model Configuration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8.923cm" svg:height="17.526cm" svg:x="1.381cm" svg:y="1.3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033cm" svg:height="1.016cm" svg:x="1.381cm" svg:y="18.907cm">
          <text:p text:style-name="P1">Test Framework Pa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542cm" svg:height="1.27cm" svg:x="1.508cm" svg:y="1.508cm">
          <text:p text:style-name="P1">Test File: Ineditab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478cm" svg:height="1.143cm" svg:x="1.508cm" svg:y="2.905cm">
          <text:p text:style-name="P1">Simulation Typ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83cm" svg:height="1.143cm" svg:x="16.367cm" svg:y="2.905cm">
          <text:p text:style-name="P1">Ru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415cm" svg:height="14.097cm" svg:x="1.635cm" svg:y="4.429cm">
          <text:p text:style-name="P1">Tabl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04cm" svg:height="10.414cm" svg:x="12.938cm" svg:y="6.334cm">
          <text:p text:style-name="P1">Context Menu </text:p>
          <text:p text:style-name="P1">Functionality</text:p>
          <text:p text:style-name="P1"><text:s/>on Right Click</text:p>
          <text:p text:style-name="P1">- clear all entries</text:p>
          <text:p text:style-name="P1">-derive new </text:p>
          <text:p text:style-name="P1">configuration</text:p>
          <text:p text:style-name="P1">from selected </text:p>
          <text:p text:style-name="P1">configuration</text:p>
          <text:p text:style-name="P1">-remove entry</text:p>
          <text:p text:style-name="P1">- edit filter for entry</text:p>
          <text:p text:style-name="P1">- new entry from </text:p>
          <text:p text:style-name="P1">displayed graph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7T12:18:12.30</meta:creation-date>
    <dc:date>2012-06-17T13:59:11.27</dc:date>
    <meta:editing-duration>PT53M18S</meta:editing-duration>
    <meta:editing-cycles>2</meta:editing-cycles>
    <meta:generator>LibreOffice/3.5$Windows_x86 LibreOffice_project/235ab8a-3802056-4a8fed3-2d66ea8-e241b80</meta:generator>
    <meta:document-statistic meta:object-count="29"/>
  </office:meta>
</office:document-meta>
</file>